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4.3167in"/>
    </style:style>
    <style:style style:name="Table1.B" style:family="table-column">
      <style:table-column-properties style:column-width="1.191in"/>
    </style:style>
    <style:style style:name="Table1.C" style:family="table-column">
      <style:table-column-properties style:column-width="1.19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00e510" officeooo:paragraph-rsid="0000e510" style:font-weight-asian="bold" style:font-weight-complex="bold"/>
    </style:style>
    <style:style style:name="P2" style:family="paragraph" style:parent-style-name="Table_20_Contents">
      <style:text-properties fo:font-weight="bold" officeooo:rsid="00041d32" officeooo:paragraph-rsid="00041d32" style:font-weight-asian="bold" style:font-weight-complex="bold"/>
    </style:style>
    <style:style style:name="P3" style:family="paragraph" style:parent-style-name="Table_20_Contents">
      <style:text-properties officeooo:rsid="0000e510" officeooo:paragraph-rsid="0000e510"/>
    </style:style>
    <style:style style:name="P4" style:family="paragraph" style:parent-style-name="Table_20_Contents">
      <style:text-properties officeooo:rsid="0000e510" officeooo:paragraph-rsid="00041d32"/>
    </style:style>
    <style:style style:name="P5" style:family="paragraph" style:parent-style-name="Table_20_Contents">
      <style:text-properties officeooo:rsid="00023a46" officeooo:paragraph-rsid="00023a46"/>
    </style:style>
    <style:style style:name="P6" style:family="paragraph" style:parent-style-name="Table_20_Contents">
      <style:text-properties fo:font-weight="normal" officeooo:rsid="00041d32" officeooo:paragraph-rsid="00041d32" style:font-weight-asian="normal" style:font-weight-complex="normal"/>
    </style:style>
    <style:style style:name="P7" style:family="paragraph" style:parent-style-name="Table_20_Contents">
      <style:text-properties fo:font-weight="normal" officeooo:rsid="000c5d09" officeooo:paragraph-rsid="000c5d09" style:font-weight-asian="normal" style:font-weight-complex="normal"/>
    </style:style>
    <style:style style:name="P8" style:family="paragraph" style:parent-style-name="Table_20_Contents">
      <style:text-properties fo:font-weight="normal" officeooo:rsid="000c5d09" officeooo:paragraph-rsid="001240c1" style:font-weight-asian="normal" style:font-weight-complex="normal"/>
    </style:style>
    <style:style style:name="P9" style:family="paragraph" style:parent-style-name="Table_20_Contents">
      <style:text-properties fo:font-weight="normal" officeooo:rsid="0010812f" officeooo:paragraph-rsid="0010812f" style:font-weight-asian="normal" style:font-weight-complex="normal"/>
    </style:style>
    <style:style style:name="P10" style:family="paragraph" style:parent-style-name="Table_20_Contents">
      <style:text-properties fo:font-weight="normal" officeooo:rsid="001240c1" officeooo:paragraph-rsid="001240c1" style:font-weight-asian="normal" style:font-weight-complex="normal"/>
    </style:style>
    <style:style style:name="P11" style:family="paragraph" style:parent-style-name="Table_20_Contents">
      <style:text-properties fo:font-weight="normal" officeooo:rsid="00132d05" officeooo:paragraph-rsid="00132d05" style:font-weight-asian="normal" style:font-weight-complex="normal"/>
    </style:style>
    <style:style style:name="P12" style:family="paragraph" style:parent-style-name="Table_20_Contents">
      <style:text-properties officeooo:rsid="00041d32" officeooo:paragraph-rsid="00041d32"/>
    </style:style>
    <style:style style:name="P13" style:family="paragraph" style:parent-style-name="Table_20_Contents">
      <style:text-properties officeooo:rsid="00058c5e" officeooo:paragraph-rsid="00058c5e"/>
    </style:style>
    <style:style style:name="P14" style:family="paragraph" style:parent-style-name="Table_20_Contents">
      <style:text-properties officeooo:rsid="0006cf56" officeooo:paragraph-rsid="0006cf56"/>
    </style:style>
    <style:style style:name="P15" style:family="paragraph" style:parent-style-name="Table_20_Contents">
      <style:text-properties officeooo:rsid="0007b368" officeooo:paragraph-rsid="0007b368"/>
    </style:style>
    <style:style style:name="P16" style:family="paragraph" style:parent-style-name="Table_20_Contents">
      <style:text-properties officeooo:rsid="00084f3e" officeooo:paragraph-rsid="00084f3e"/>
    </style:style>
    <style:style style:name="P17" style:family="paragraph" style:parent-style-name="Table_20_Contents">
      <style:text-properties officeooo:rsid="0009cc2f" officeooo:paragraph-rsid="0009cc2f"/>
    </style:style>
    <style:style style:name="P18" style:family="paragraph" style:parent-style-name="Table_20_Contents">
      <style:text-properties officeooo:rsid="000b3d80" officeooo:paragraph-rsid="000b3d80"/>
    </style:style>
    <style:style style:name="P19" style:family="paragraph" style:parent-style-name="Table_20_Contents">
      <style:text-properties officeooo:rsid="000d8c57" officeooo:paragraph-rsid="000d8c57"/>
    </style:style>
    <style:style style:name="P20" style:family="paragraph" style:parent-style-name="Table_20_Contents">
      <style:text-properties officeooo:rsid="00115ffe" officeooo:paragraph-rsid="00115ffe"/>
    </style:style>
    <style:style style:name="P21" style:family="paragraph" style:parent-style-name="Table_20_Contents">
      <style:text-properties officeooo:rsid="00115ffe" officeooo:paragraph-rsid="001240c1"/>
    </style:style>
    <style:style style:name="P22" style:family="paragraph" style:parent-style-name="Table_20_Contents">
      <style:text-properties officeooo:rsid="001240c1" officeooo:paragraph-rsid="001240c1"/>
    </style:style>
    <style:style style:name="P23" style:family="paragraph" style:parent-style-name="Table_20_Contents">
      <style:text-properties officeooo:rsid="0013b4c3" officeooo:paragraph-rsid="0013b4c3"/>
    </style:style>
    <style:style style:name="P24" style:family="paragraph" style:parent-style-name="Table_20_Contents">
      <style:text-properties officeooo:rsid="00150507" officeooo:paragraph-rsid="00150507"/>
    </style:style>
    <style:style style:name="P25" style:family="paragraph" style:parent-style-name="Table_20_Contents">
      <style:text-properties officeooo:rsid="0015536b" officeooo:paragraph-rsid="0015536b"/>
    </style:style>
    <style:style style:name="P26" style:family="paragraph" style:parent-style-name="Standard">
      <style:text-properties officeooo:rsid="001994b9" officeooo:paragraph-rsid="001994b9"/>
    </style:style>
    <style:style style:name="P27" style:family="paragraph" style:parent-style-name="Standard">
      <style:text-properties officeooo:rsid="001994b9" officeooo:paragraph-rsid="001b5439"/>
    </style:style>
    <style:style style:name="P28" style:family="paragraph" style:parent-style-name="Standard">
      <style:text-properties officeooo:rsid="001994b9" officeooo:paragraph-rsid="001ee160"/>
    </style:style>
    <style:style style:name="P29" style:family="paragraph" style:parent-style-name="Table_20_Contents">
      <style:text-properties fo:font-weight="normal" officeooo:rsid="000c5d09" officeooo:paragraph-rsid="0010812f" style:font-weight-asian="normal" style:font-weight-complex="normal"/>
    </style:style>
    <style:style style:name="P30" style:family="paragraph" style:parent-style-name="Table_20_Contents">
      <style:text-properties fo:font-weight="normal" officeooo:rsid="001240c1" officeooo:paragraph-rsid="001240c1" style:font-weight-asian="normal" style:font-weight-complex="normal"/>
    </style:style>
    <style:style style:name="P31" style:family="paragraph" style:parent-style-name="Table_20_Contents">
      <style:text-properties officeooo:rsid="000d8c57" officeooo:paragraph-rsid="001d5363"/>
    </style:style>
    <style:style style:name="P32" style:family="paragraph" style:parent-style-name="Table_20_Contents">
      <style:text-properties officeooo:rsid="001b5439" officeooo:paragraph-rsid="001b5439"/>
    </style:style>
    <style:style style:name="P33" style:family="paragraph" style:parent-style-name="Table_20_Contents">
      <style:text-properties officeooo:rsid="0000e510" officeooo:paragraph-rsid="001d5363"/>
    </style:style>
    <style:style style:name="T1" style:family="text">
      <style:text-properties officeooo:rsid="00058c5e"/>
    </style:style>
    <style:style style:name="T2" style:family="text">
      <style:text-properties officeooo:rsid="001d5363"/>
    </style:style>
    <style:style style:name="T3" style:family="text">
      <style:text-properties officeooo:rsid="001ee1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Blocked Feature</text:p>
          </table:table-cell>
          <table:table-cell table:style-name="Table1.A1" office:value-type="string">
            <text:p text:style-name="P1">F-Score train</text:p>
          </table:table-cell>
          <table:table-cell table:style-name="Table1.C1" office:value-type="string">
            <text:p text:style-name="P1">F-Score test</text:p>
          </table:table-cell>
        </table:table-row>
        <table:table-row>
          <table:table-cell table:style-name="Table1.A2" office:value-type="string">
            <text:p text:style-name="P3">All features</text:p>
          </table:table-cell>
          <table:table-cell table:style-name="Table1.A2" office:value-type="string">
            <text:p text:style-name="P29">DTREE = 0.40284</text:p>
            <text:p text:style-name="P7">BAYES = </text:p>
            <text:p text:style-name="P11">0.41229</text:p>
            <text:p text:style-name="P8">SVM = </text:p>
            <text:p text:style-name="P10">0.44763</text:p>
          </table:table-cell>
          <table:table-cell table:style-name="Table1.C2" office:value-type="string">
            <text:p text:style-name="P7">DTREE = </text:p>
            <text:p text:style-name="P9">0.39368</text:p>
            <text:p text:style-name="P7">BAYES = </text:p>
            <text:p text:style-name="P11">0.41743</text:p>
            <text:p text:style-name="P7">SVM = </text:p>
            <text:p text:style-name="P10">0.41049</text:p>
          </table:table-cell>
        </table:table-row>
        <table:table-row>
          <table:table-cell table:style-name="Table1.A2" office:value-type="string">
            <text:p text:style-name="P3">BoW features</text:p>
          </table:table-cell>
          <table:table-cell table:style-name="Table1.A2" office:value-type="string">
            <text:p text:style-name="P19">DTREE = </text:p>
            <text:p text:style-name="P24">0.41784</text:p>
            <text:p text:style-name="P20">BAYES = </text:p>
            <text:p text:style-name="P23">0.45124</text:p>
            <text:p text:style-name="P21">SVM = </text:p>
            <text:p text:style-name="P25">0.42121</text:p>
          </table:table-cell>
          <table:table-cell table:style-name="Table1.C2" office:value-type="string">
            <text:p text:style-name="P19">DTREE = </text:p>
            <text:p text:style-name="P24">0.39145</text:p>
            <text:p text:style-name="P20">BAYES = </text:p>
            <text:p text:style-name="P24">0.44603</text:p>
            <text:p text:style-name="P20">SVM = </text:p>
            <text:p text:style-name="P25">0.39080</text:p>
          </table:table-cell>
        </table:table-row>
        <table:table-row>
          <table:table-cell table:style-name="Table1.A2" office:value-type="string">
            <text:p text:style-name="P19">Regression analysis</text:p>
          </table:table-cell>
          <table:table-cell table:style-name="Table1.A2" office:value-type="string">
            <text:p text:style-name="P19">x</text:p>
          </table:table-cell>
          <table:table-cell table:style-name="Table1.C2" office:value-type="string">
            <text:p text:style-name="P31">R^2 = <text:span text:style-name="T2">-0.0118498366998</text:span></text:p>
            <text:p text:style-name="P32">MSE = 0.6875</text:p>
            <text:p text:style-name="P32">Variance = -0.01</text:p>
          </table:table-cell>
        </table:table-row>
        <table:table-row>
          <table:table-cell table:style-name="Table1.A2" office:value-type="string">
            <text:p text:style-name="P2">ORWELL FEATURE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2">DTREE \|/</text:p>
          </table:table-cell>
        </table:table-row>
        <table:table-row>
          <table:table-cell table:style-name="Table1.A2" office:value-type="string">
            <text:p text:style-name="P12">No average sentence length</text:p>
          </table:table-cell>
          <table:table-cell table:style-name="Table1.A2" office:value-type="string">
            <text:p text:style-name="P13">0.42185</text:p>
          </table:table-cell>
          <table:table-cell table:style-name="Table1.C2" office:value-type="string">
            <text:p text:style-name="P27">0.386571</text:p>
          </table:table-cell>
        </table:table-row>
        <table:table-row>
          <table:table-cell table:style-name="Table1.A2" office:value-type="string">
            <text:p text:style-name="P12">No average word length by letters</text:p>
          </table:table-cell>
          <table:table-cell table:style-name="Table1.A2" office:value-type="string">
            <text:p text:style-name="P14">0.42245</text:p>
          </table:table-cell>
          <table:table-cell table:style-name="Table1.C2" office:value-type="string">
            <text:p text:style-name="P27">0.361968</text:p>
          </table:table-cell>
        </table:table-row>
        <table:table-row>
          <table:table-cell table:style-name="Table1.A2" office:value-type="string">
            <text:p text:style-name="P12">No nr of monosyllabic verbs</text:p>
          </table:table-cell>
          <table:table-cell table:style-name="Table1.A2" office:value-type="string">
            <text:p text:style-name="P16">0.42122</text:p>
          </table:table-cell>
          <table:table-cell table:style-name="Table1.C2" office:value-type="string">
            <text:p text:style-name="P27">0.410969</text:p>
          </table:table-cell>
        </table:table-row>
        <table:table-row>
          <table:table-cell table:style-name="Table1.A2" office:value-type="string">
            <text:p text:style-name="P2">KING FEATURE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No passive voice detection</text:p>
          </table:table-cell>
          <table:table-cell table:style-name="Table1.A2" office:value-type="string">
            <text:p text:style-name="P17">0.42150</text:p>
          </table:table-cell>
          <table:table-cell table:style-name="Table1.C2" office:value-type="string">
            <text:p text:style-name="P27">0.363753</text:p>
          </table:table-cell>
        </table:table-row>
        <table:table-row>
          <table:table-cell table:style-name="Table1.A2" office:value-type="string">
            <text:p text:style-name="P6">No colors <text:span text:style-name="T1">and gore</text:span></text:p>
          </table:table-cell>
          <table:table-cell table:style-name="Table1.A2" office:value-type="string">
            <text:p text:style-name="P14">0.43539</text:p>
            <text:p text:style-name="P15">0.44943</text:p>
          </table:table-cell>
          <table:table-cell table:style-name="Table1.C2" office:value-type="string">
            <text:p text:style-name="P15">X</text:p>
          </table:table-cell>
        </table:table-row>
        <table:table-row>
          <table:table-cell table:style-name="Table1.A2" office:value-type="string">
            <text:p text:style-name="P12">No word repetition within sentences</text:p>
          </table:table-cell>
          <table:table-cell table:style-name="Table1.A2" table:number-rows-spanned="2" office:value-type="string">
            <text:p text:style-name="P17">0.43768</text:p>
          </table:table-cell>
          <table:table-cell table:style-name="Table1.C2" office:value-type="string">
            <text:p text:style-name="P27">0.365166</text:p>
          </table:table-cell>
        </table:table-row>
        <table:table-row>
          <table:table-cell table:style-name="Table1.A2" office:value-type="string">
            <text:p text:style-name="P12">No adverb usage <text:span text:style-name="T2">per sentence</text:span>detection</text:p>
          </table:table-cell>
          <table:covered-table-cell/>
          <table:table-cell table:style-name="Table1.C2" office:value-type="string">
            <text:p text:style-name="P27">0.361056</text:p>
          </table:table-cell>
        </table:table-row>
        <table:table-row>
          <table:table-cell table:style-name="Table1.A2" office:value-type="string">
            <text:p text:style-name="P12">No average paragraph length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7">0.371818</text:p>
          </table:table-cell>
        </table:table-row>
        <table:table-row>
          <table:table-cell table:style-name="Table1.A2" office:value-type="string">
            <text:p text:style-name="P2">TEXT MINING FEATURE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No tag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7">0.384052</text:p>
          </table:table-cell>
        </table:table-row>
        <table:table-row>
          <table:table-cell table:style-name="Table1.A2" office:value-type="string">
            <text:p text:style-name="P3">No letter freq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7">0.384014</text:p>
          </table:table-cell>
        </table:table-row>
        <table:table-row>
          <table:table-cell table:style-name="Table1.A2" office:value-type="string">
            <text:p text:style-name="P4">No stop word percentage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8">0.382430</text:p>
          </table:table-cell>
        </table:table-row>
        <table:table-row>
          <table:table-cell table:style-name="Table1.A2" office:value-type="string">
            <text:p text:style-name="P3"><text:bookmark-start text:name="__DdeLink__387_1230025656"/>No lengths by words<text:bookmark-end text:name="__DdeLink__387_1230025656"/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8">0.395411</text:p>
          </table:table-cell>
        </table:table-row>
        <table:table-row>
          <table:table-cell table:style-name="Table1.A2" office:value-type="string">
            <text:p text:style-name="P33">No lengths by <text:span text:style-name="T2">sentences</text:span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8">0.367435</text:p>
          </table:table-cell>
        </table:table-row>
        <table:table-row>
          <table:table-cell table:style-name="Table1.A2" office:value-type="string">
            <text:p text:style-name="P5">No entropy of word lengths by letter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8">0.390272</text:p>
          </table:table-cell>
        </table:table-row>
        <table:table-row>
          <table:table-cell table:style-name="Table1.A2" office:value-type="string">
            <text:p text:style-name="P5">No average word length by syllable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8">0.399630</text:p>
          </table:table-cell>
        </table:table-row>
        <table:table-row>
          <table:table-cell table:style-name="Table1.A2" office:value-type="string">
            <text:p text:style-name="P5">No auxiliary rate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8">0.387297</text:p>
          </table:table-cell>
        </table:table-row>
        <table:table-row>
          <table:table-cell table:style-name="Table1.A2" office:value-type="string">
            <text:p text:style-name="P2">ESSAY GRADING FEATURE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No personal pronoun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8">0.373258</text:p>
          </table:table-cell>
        </table:table-row>
        <table:table-row>
          <table:table-cell table:style-name="Table1.A2" office:value-type="string">
            <text:p text:style-name="P5">No causal verbs / causal particle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8">0.400275</text:p>
          </table:table-cell>
        </table:table-row>
        <text:soft-page-break/>
        <table:table-row>
          <table:table-cell table:style-name="Table1.A2" office:value-type="string">
            <text:p text:style-name="P5">No lexical diversity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8">0.409895</text:p>
          </table:table-cell>
        </table:table-row>
        <table:table-row>
          <table:table-cell table:style-name="Table1.A2" office:value-type="string">
            <text:p text:style-name="P12">No Fleisch-Kincaid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8">0.380424</text:p>
          </table:table-cell>
        </table:table-row>
        <table:table-row>
          <table:table-cell table:style-name="Table1.A2" office:value-type="string">
            <text:p text:style-name="P12">No average nr of senses per word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8">0.424617</text:p>
          </table:table-cell>
        </table:table-row>
        <table:table-row>
          <table:table-cell table:style-name="Table1.A2" office:value-type="string">
            <text:p text:style-name="P12">No word lists</text:p>
          </table:table-cell>
          <table:table-cell table:style-name="Table1.A2" office:value-type="string">
            <text:p text:style-name="P18">0.43008</text:p>
          </table:table-cell>
          <table:table-cell table:style-name="Table1.C2" office:value-type="string">
            <text:p text:style-name="P28">0.379938</text:p>
          </table:table-cell>
        </table:table-row>
        <table:table-row>
          <table:table-cell table:style-name="Table1.A2" office:value-type="string">
            <text:p text:style-name="P12">No within-story word frequency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8"><text:span text:style-name="T3">0.</text:span>363386</text:p>
          </table:table-cell>
        </table:table-row>
        <table:table-row>
          <table:table-cell table:style-name="Table1.A2" office:value-type="string">
            <text:p text:style-name="P12">No brown corpus frequency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8">0.373869</text:p>
          </table:table-cell>
        </table:table-row>
      </table:table>
      <text:p text:style-name="Standard"/>
      <text:p text:style-name="Standard"/>
      <text:p text:style-name="P26">Test features extracted</text:p>
      <text:p text:style-name="P26">Recall: 0.386814</text:p>
      <text:p text:style-name="P26">Precision: 0.386409</text:p>
      <text:p text:style-name="P26">F1-score: 0.386571</text:p>
      <text:p text:style-name="P26">0</text:p>
      <text:p text:style-name="P26">('Averaged total test recall', 0.38681363543580322)</text:p>
      <text:p text:style-name="P26">('Averaged total test precision', 0.38640873015873017)</text:p>
      <text:p text:style-name="P26">('Averaged total test f-score', 0.38657074340527581)</text:p>
      <text:p text:style-name="P26">Recall: 0.362409</text:p>
      <text:p text:style-name="P26">Precision: 0.361745</text:p>
      <text:p text:style-name="P26">F1-score: 0.361968</text:p>
      <text:p text:style-name="P26">1</text:p>
      <text:p text:style-name="P26">('Averaged total test recall', 0.36240853111643068)</text:p>
      <text:p text:style-name="P26">('Averaged total test precision', 0.36174454132200612)</text:p>
      <text:p text:style-name="P26">('Averaged total test f-score', 0.36196772697319773)</text:p>
      <text:p text:style-name="P26">Recall: 0.411407</text:p>
      <text:p text:style-name="P26">Precision: 0.410906</text:p>
      <text:p text:style-name="P26">F1-score: 0.410969</text:p>
      <text:p text:style-name="P26">2</text:p>
      <text:p text:style-name="P26">('Averaged total test recall', 0.41140739916000174)</text:p>
      <text:p text:style-name="P26">('Averaged total test precision', 0.41090569561157791)</text:p>
      <text:p text:style-name="P26">('Averaged total test f-score', 0.4109689806213177)</text:p>
      <text:p text:style-name="P26">Recall: 0.362984</text:p>
      <text:p text:style-name="P26">Precision: 0.365098</text:p>
      <text:p text:style-name="P26">F1-score: 0.363753</text:p>
      <text:p text:style-name="P26">3</text:p>
      <text:p text:style-name="P26">('Averaged total test recall', 0.3629837876622935)</text:p>
      <text:p text:style-name="P26">('Averaged total test precision', 0.3650975095464975)</text:p>
      <text:p text:style-name="P26">('Averaged total test f-score', 0.36375327132470842)</text:p>
      <text:p text:style-name="P26">Recall: 0.366748</text:p>
      <text:p text:style-name="P26">Precision: 0.364288</text:p>
      <text:p text:style-name="P26">F1-score: 0.365166</text:p>
      <text:p text:style-name="P26">4</text:p>
      <text:p text:style-name="P26">('Averaged total test recall', 0.36674769742742797)</text:p>
      <text:p text:style-name="P26">('Averaged total test precision', 0.36428794992175278)</text:p>
      <text:p text:style-name="P26">('Averaged total test f-score', 0.3651663405088062)</text:p>
      <text:p text:style-name="P26">Recall: 0.362356</text:p>
      <text:p text:style-name="P26">Precision: 0.360483</text:p>
      <text:p text:style-name="P26">F1-score: 0.361056</text:p>
      <text:p text:style-name="P26">5</text:p>
      <text:p text:style-name="P26">('Averaged total test recall', 0.36235595390524966)</text:p>
      <text:p text:style-name="P26">('Averaged total test precision', 0.36048288094508613)</text:p>
      <text:p text:style-name="P26"><text:soft-page-break/>('Averaged total test f-score', 0.36105590885002647)</text:p>
      <text:p text:style-name="P26">Recall: 0.372677</text:p>
      <text:p text:style-name="P26">Precision: 0.371657</text:p>
      <text:p text:style-name="P26">F1-score: 0.371818</text:p>
      <text:p text:style-name="P26">6</text:p>
      <text:p text:style-name="P26">('Averaged total test recall', 0.3726765511823687)</text:p>
      <text:p text:style-name="P26">('Averaged total test precision', 0.37165737165737162)</text:p>
      <text:p text:style-name="P26">('Averaged total test f-score', 0.37181779480630056)</text:p>
      <text:p text:style-name="P26">Recall: 0.383897</text:p>
      <text:p text:style-name="P26">Precision: 0.384970</text:p>
      <text:p text:style-name="P26">F1-score: 0.384052</text:p>
      <text:p text:style-name="P26">[39, 38, 37, 36, 35, 34, 33, 32, 31, 30, 29, 28, 27, 26, 25, 24, 23, 22, 21, 20, 19, 18, 17, 16, 15, 14, 13, 12, 11, 10, 9, 8, 7]</text:p>
      <text:p text:style-name="P26">('Averaged total test recall', 0.38389714660382146)</text:p>
      <text:p text:style-name="P26">('Averaged total test precision', 0.38496973077956159)</text:p>
      <text:p text:style-name="P26">('Averaged total test f-score', 0.38405219140420516)</text:p>
      <text:p text:style-name="P26">Recall: 0.386699</text:p>
      <text:p text:style-name="P26">Precision: 0.384667</text:p>
      <text:p text:style-name="P26">F1-score: 0.384014</text:p>
      <text:p text:style-name="P26">[65, 64, 63, 62, 61, 60, 59, 58, 57, 56, 55, 54, 53, 52, 51, 50, 49, 48, 47, 46, 45, 44, 43, 42, 41, 40]</text:p>
      <text:p text:style-name="P26">('Averaged total test recall', 0.38669920268205638)</text:p>
      <text:p text:style-name="P26">('Averaged total test precision', 0.38466671800005131)</text:p>
      <text:p text:style-name="P26">('Averaged total test f-score', 0.38401360544217694)</text:p>
      <text:p text:style-name="P26"/>
      <text:p text:style-name="P26"/>
      <text:p text:style-name="P26">F1-score: 0.382430 66</text:p>
      <text:p text:style-name="P26">F1-score: 0.395411 67</text:p>
      <text:p text:style-name="P26">F1-score: 0.367435 68</text:p>
      <text:p text:style-name="P26">F1-score: 0.390272 69</text:p>
      <text:p text:style-name="P26">F1-score: 0.399630 70</text:p>
      <text:p text:style-name="P26"/>
      <text:p text:style-name="P26">F1-score: 0.387297 71</text:p>
      <text:p text:style-name="P26">F1-score: 0.373258 72</text:p>
      <text:p text:style-name="P26">F1-score: 0.400275 73</text:p>
      <text:p text:style-name="P26">F1-score: 0.409895 74</text:p>
      <text:p text:style-name="P26">F1-score: 0.380424 75</text:p>
      <text:p text:style-name="P26"/>
      <text:p text:style-name="P26">F1-score: <text:bookmark-start text:name="__DdeLink__361_1230025656"/>0.424617<text:bookmark-end text:name="__DdeLink__361_1230025656"/> 76</text:p>
      <text:p text:style-name="P26">F1-score: 0.379938 [80, 79, 78, 77]</text:p>
      <text:p text:style-name="P26">F1-score: 0.363386 [82, 81]</text:p>
      <text:p text:style-name="P26">F1-score: 0.373869 [84, 83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4:05:06.755398241</meta:creation-date>
    <dc:date>2018-01-18T22:20:37.453477599</dc:date>
    <meta:editing-duration>PT58M31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3" meta:paragraph-count="172" meta:word-count="509" meta:character-count="3691" meta:non-whitespace-character-count="3343"/>
  </office:meta>
</office:document-meta>
</file>